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24mm"/>
    </style:style>
    <style:style style:name="co2" style:family="table-column">
      <style:table-column-properties fo:break-before="auto" style:column-width="37.5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MR10" style:font-size-asian="10pt" style:font-style-asian="normal" style:font-weight-asian="normal" style:font-name-complex="CMR10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ext-properties fo:color="#ff0000"/>
    </style:style>
    <style:style style:name="ce7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0"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<text:span text:style-name="T1">0</text:span>100 0000 1<text:span text:style-name="T2">110 0000 0000 0000 0000 0000</text:span>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Vorzeichen = 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onent = 2^7+2^0-127 = 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ntisse = 2-1/2^2 = 1,75</text:p>
          </table:table-cell>
          <table:table-cell office:value-type="string" calcext:value-type="string">
            <text:p><text:s/>=&gt; 1,75*2^2 = 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<text:span text:style-name="T1">1</text:span>100 0011 0<text:span text:style-name="T2">101 1000 0000 0000 0000 0000</text:span>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Vorzeichen = 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onent = 2^7+2^2+2^1-127= 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ntisse = 2-1/2^4-1/2^2 = 1,6875</text:p>
          </table:table-cell>
          <table:table-cell office:value-type="string" calcext:value-type="string">
            <text:p><text:s/>=&gt; -1,6875*2^7 = -216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178,625</text:p>
          </table:table-cell>
          <table:table-cell table:style-name="ce8" office:value-type="string" calcext:value-type="string">
            <text:p><text:span text:style-name="T1">0</text:span>100 0011 0<text:span text:style-name="T2">011 0010 1010 0000 0000 0000</text:span></text:p>
          </table:table-cell>
          <table:table-cell/>
          <table:table-cell table:style-name="ce15" office:value-type="string" calcext:value-type="string">
            <text:p>(A)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1001 0110</text:p>
          </table:table-cell>
          <table:table-cell table:style-name="ce8"/>
          <table:table-cell/>
          <table:table-cell table:style-name="ce15" office:value-type="string" calcext:value-type="string">
            <text:p>(B)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-152,8</text:p>
          </table:table-cell>
          <table:table-cell table:style-name="ce9" office:value-type="string" calcext:value-type="string">
            <text:p><text:span text:style-name="T1">1</text:span>100 0011 0<text:span text:style-name="T2">001 1000 1100 1100 1100 1101</text:span></text:p>
          </table:table-cell>
          <table:table-cell/>
          <table:table-cell table:style-name="ce15" office:value-type="string" calcext:value-type="string">
            <text:p>(A)</text:p>
          </table:table-cell>
          <table:table-cell table:number-columns-repeated="4"/>
        </table:table-row>
        <table:table-row table:style-name="ro1">
          <table:table-cell/>
          <table:table-cell table:style-name="ce10"/>
          <table:table-cell table:style-name="ce13" table:number-columns-repeated="6"/>
        </table:table-row>
        <table:table-row table:style-name="ro1">
          <table:table-cell/>
          <table:table-cell table:style-name="ce11"/>
          <table:table-cell table:style-name="ce13" table:number-columns-repeated="6"/>
        </table:table-row>
        <table:table-row table:style-name="ro1">
          <table:table-cell table:style-name="ce15" office:value-type="string" calcext:value-type="string">
            <text:p>(A)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4" table:number-rows-spanned="1">
            <text:p>1.) Vorkommazahl in Form von 178 Modulo 2 in Binär umrechnen</text:p>
          </table:table-cell>
          <table:covered-table-cell table:style-name="ce21"/>
          <table:covered-table-cell table:number-columns-repeated="2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5" table:number-rows-spanned="1">
            <text:p>2.) Nahkommazahl in Form von 0,625 * 2 = <text:span text:style-name="T3">1</text:span>,25 ; 0,25 * 2 = <text:span text:style-name="T3">0</text:span>,5 ; 0,5 * 2 = <text:span text:style-name="T3">1</text:span>,0 in Binär umrechnen. 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4" table:number-rows-spanned="1">
            <text:p><text:s text:c="5"/>Die 0 und 1 vor dem Komma der Produkte bilden den Binärcode (Fett und unterstrichen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3.) Beide Binärcodes entsprechend der Position mit Komma zusammensetzen: 10110010,101</text:p>
          </table:table-cell>
          <table:covered-table-cell table:style-name="ce22"/>
          <table:covered-table-cell table:number-columns-repeated="2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4.) Komma nach Links vor die erste Ziffer verschieben: 1,0110010101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5.) 127 + um wie viele Stellen man das Komma verschoben hat: 127 + 7 = 134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2" table:number-rows-spanned="1">
            <text:p>6.) Exponent = 134 in Binär = 1000 0110</text:p>
          </table:table-cell>
          <table:covered-table-cell table:style-name="ce22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3" table:number-rows-spanned="1">
            <text:p>7.) Mantisse = Binär unter 4.) ohne die Vorkommastelle = 0110010101</text:p>
          </table:table-cell>
          <table:covered-table-cell table:style-name="ce7"/>
          <table:covered-table-cell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3" table:number-rows-spanned="1">
            <text:p>8.) Vorzeichen = 0 da Positiv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4" table:number-rows-spanned="1">
            <text:p>9.) Zusammensetzen in Form von Vorzeichen Exponent Mantisse = 0 10000110 0110010101</text:p>
          </table:table-cell>
          <table:covered-table-cell table:style-name="ce22"/>
          <table:covered-table-cell table:number-columns-repeated="2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10.) Bei Mantisse Rest mit 0 füllen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Bei der -152,8 läuft es prinzipiell genauso ab. Vorzeichen ist allerdings 1 da negativ.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5" table:number-rows-spanned="1">
            <text:p>Bei der Umrechnung der Nachkommastelle in Binär (2.) kann man 4 mal rechnen aufhören und den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4" table:number-rows-spanned="1">
            <text:p>bis dahin erhaltenen Binärcode einfach wiederholen, da sich die Rechnungen auch wiederholen.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0,8 * 2 = <text:span text:style-name="T3">1</text:span>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,6 * 2 = <text:span text:style-name="T3">1</text:span>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,2 * 2 = <text:span text:style-name="T3">0</text:span>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,4 * 2 = <text:span text:style-name="T3">0</text:span>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,8 * 2 = <text:span text:style-name="T3">1</text:span>,6 (wie Zeile 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,6 * 2 = <text:span text:style-name="T3">1</text:span>,2 (wie Zeile 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w.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00.00.0000</text:date>, <text:time style:data-style-name="N2" text:time-value="15:04:51.0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53S</meta:editing-duration>
    <meta:editing-cycles>15</meta:editing-cycles>
    <meta:generator>LibreOffice/5.3.7.2$Windows_X86_64 LibreOffice_project/6b8ed514a9f8b44d37a1b96673cbbdd077e24059</meta:generator>
    <dc:date>2020-11-29T15:15:30.570000000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